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0004a09"/>
    </style:style>
    <style:style style:name="P2" style:family="paragraph" style:parent-style-name="Text_20_body">
      <style:paragraph-properties fo:break-before="page"/>
      <style:text-properties officeooo:paragraph-rsid="00004a09"/>
    </style:style>
    <style:style style:name="P3" style:family="paragraph" style:parent-style-name="Subtitl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004a09"/>
    </style:style>
    <style:style style:name="P6" style:family="paragraph" style:parent-style-name="Text_20_body">
      <style:text-properties fo:language="en" fo:country="US" officeooo:rsid="000110b3" officeooo:paragraph-rsid="000110b3"/>
    </style:style>
    <style:style style:name="P7" style:family="paragraph" style:parent-style-name="Text_20_body">
      <style:text-properties fo:language="en" fo:country="US" officeooo:paragraph-rsid="000110b3"/>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ext_20_body">
      <style:paragraph-properties fo:text-align="justify" style:justify-single-word="false"/>
      <style:text-properties fo:language="en" fo:country="US" officeooo:rsid="001f5278" officeooo:paragraph-rsid="001f5278"/>
    </style:style>
    <style:style style:name="P10" style:family="paragraph" style:parent-style-name="Text_20_body">
      <style:text-properties officeooo:paragraph-rsid="000af5eb"/>
    </style:style>
    <style:style style:name="P11" style:family="paragraph" style:parent-style-name="Text_20_body">
      <style:paragraph-properties fo:break-before="page"/>
      <style:text-properties officeooo:paragraph-rsid="000af5eb"/>
    </style:style>
    <style:style style:name="P12" style:family="paragraph" style:parent-style-name="Text_20_body">
      <style:text-properties officeooo:rsid="001d367f" officeooo:paragraph-rsid="001d367f"/>
    </style:style>
    <style:style style:name="P13" style:family="paragraph" style:parent-style-name="Text_20_body">
      <style:text-properties officeooo:rsid="0024e171" officeooo:paragraph-rsid="0024e171"/>
    </style:style>
    <style:style style:name="P14" style:family="paragraph" style:parent-style-name="Text_20_body">
      <style:text-properties officeooo:rsid="0025b854" officeooo:paragraph-rsid="0025b854"/>
    </style:style>
    <style:style style:name="P15" style:family="paragraph" style:parent-style-name="Text_20_body">
      <style:text-properties officeooo:rsid="0027b615" officeooo:paragraph-rsid="0027b615"/>
    </style:style>
    <style:style style:name="P16" style:family="paragraph" style:parent-style-name="Heading_20_1">
      <style:text-properties officeooo:rsid="00004a09" officeooo:paragraph-rsid="00004a09"/>
    </style:style>
    <style:style style:name="P17" style:family="paragraph" style:parent-style-name="Heading_20_1">
      <style:text-properties officeooo:rsid="00004a09" officeooo:paragraph-rsid="000110b3"/>
    </style:style>
    <style:style style:name="P18" style:family="paragraph" style:parent-style-name="Heading_20_2">
      <style:text-properties officeooo:rsid="00004a09" officeooo:paragraph-rsid="00004a09"/>
    </style:style>
    <style:style style:name="P19" style:family="paragraph" style:parent-style-name="Heading_20_2">
      <style:text-properties officeooo:rsid="00051984" officeooo:paragraph-rsid="00051984"/>
    </style:style>
    <style:style style:name="P20" style:family="paragraph" style:parent-style-name="Heading_20_2">
      <style:text-properties officeooo:rsid="00057255" officeooo:paragraph-rsid="00057255"/>
    </style:style>
    <style:style style:name="P21" style:family="paragraph" style:parent-style-name="Heading_20_2">
      <style:text-properties officeooo:rsid="0005f81e" officeooo:paragraph-rsid="0005f81e"/>
    </style:style>
    <style:style style:name="P22" style:family="paragraph" style:parent-style-name="Heading_20_2">
      <style:text-properties officeooo:rsid="00064c30" officeooo:paragraph-rsid="00064c30"/>
    </style:style>
    <style:style style:name="P23" style:family="paragraph" style:parent-style-name="Heading_20_2">
      <style:text-properties officeooo:rsid="0008257b" officeooo:paragraph-rsid="0008257b"/>
    </style:style>
    <style:style style:name="P24" style:family="paragraph" style:parent-style-name="Heading_20_2">
      <style:text-properties officeooo:rsid="000af5eb" officeooo:paragraph-rsid="000af5eb"/>
    </style:style>
    <style:style style:name="P25" style:family="paragraph" style:parent-style-name="Heading_20_2">
      <style:text-properties officeooo:rsid="000eab99" officeooo:paragraph-rsid="000eab99"/>
    </style:style>
    <style:style style:name="P26" style:family="paragraph" style:parent-style-name="Heading_20_2">
      <style:text-properties officeooo:rsid="001077a0" officeooo:paragraph-rsid="001077a0"/>
    </style:style>
    <style:style style:name="P27" style:family="paragraph" style:parent-style-name="Heading_20_2">
      <style:text-properties officeooo:rsid="0011b9cb" officeooo:paragraph-rsid="0011b9cb"/>
    </style:style>
    <style:style style:name="P28" style:family="paragraph" style:parent-style-name="Heading_20_2">
      <style:text-properties officeooo:rsid="00130b58" officeooo:paragraph-rsid="00130b58"/>
    </style:style>
    <style:style style:name="P29" style:family="paragraph" style:parent-style-name="Heading_20_2">
      <style:text-properties officeooo:rsid="001588c1" officeooo:paragraph-rsid="001588c1"/>
    </style:style>
    <style:style style:name="P30" style:family="paragraph" style:parent-style-name="Heading_20_2">
      <style:text-properties officeooo:rsid="001b1fd8" officeooo:paragraph-rsid="001b1fd8"/>
    </style:style>
    <style:style style:name="P31" style:family="paragraph" style:parent-style-name="Heading_20_2">
      <style:text-properties officeooo:rsid="001cde09" officeooo:paragraph-rsid="001cde09"/>
    </style:style>
    <style:style style:name="P32" style:family="paragraph" style:parent-style-name="Text_20_body">
      <style:paragraph-properties fo:text-align="justify" style:justify-single-word="false"/>
      <style:text-properties fo:language="en" fo:country="US"/>
    </style:style>
    <style:style style:name="P33" style:family="paragraph" style:parent-style-name="Text_20_body">
      <style:text-properties fo:language="en" fo:country="US"/>
    </style:style>
    <style:style style:name="P34" style:family="paragraph" style:parent-style-name="Text_20_body">
      <style:text-properties fo:language="en" fo:country="US" officeooo:rsid="0028b731" officeooo:paragraph-rsid="0028b731"/>
    </style:style>
    <style:style style:name="P35" style:family="paragraph" style:parent-style-name="Text_20_body">
      <style:paragraph-properties fo:text-align="justify" style:justify-single-word="false"/>
      <style:text-properties fo:language="en" fo:country="US" fo:font-style="italic" officeooo:paragraph-rsid="002c5d70" style:font-style-asian="italic" style:font-style-complex="italic"/>
    </style:style>
    <style:style style:name="P36" style:family="paragraph" style:parent-style-name="Text_20_body">
      <style:text-properties fo:language="en" fo:country="US" officeooo:rsid="002c5d70" officeooo:paragraph-rsid="002c5d70"/>
    </style:style>
    <style:style style:name="P37" style:family="paragraph" style:parent-style-name="Text_20_body">
      <style:text-properties fo:language="en" fo:country="US" officeooo:rsid="0030905b" officeooo:paragraph-rsid="0030905b"/>
    </style:style>
    <style:style style:name="P38" style:family="paragraph" style:parent-style-name="Text_20_body">
      <style:text-properties officeooo:rsid="0028b731" officeooo:paragraph-rsid="0028b731"/>
    </style:style>
    <style:style style:name="P39" style:family="paragraph" style:parent-style-name="Text_20_body">
      <style:text-properties officeooo:rsid="003159da" officeooo:paragraph-rsid="003159da"/>
    </style:style>
    <style:style style:name="T1" style:family="text">
      <style:text-properties officeooo:rsid="00036d21"/>
    </style:style>
    <style:style style:name="T2" style:family="text">
      <style:text-properties officeooo:rsid="0022e1c7"/>
    </style:style>
    <style:style style:name="T3" style:family="text">
      <style:text-properties officeooo:rsid="002359b9"/>
    </style:style>
    <style:style style:name="T4" style:family="text">
      <style:text-properties officeooo:rsid="002b7c01"/>
    </style:style>
    <style:style style:name="T5" style:family="text">
      <style:text-properties officeooo:rsid="002c5d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sponse to comments for RBFSAMPLING</text:p>
      <text:h text:style-name="P16" text:outline-level="1">REVIEWER 1 </text:h>
      <text:h text:style-name="P18" text:outline-level="2">1. COMMENT</text:h>
      <text:p text:style-name="P5">Overall a good manuscript. No further improvements were needed.</text:p>
      <text:h text:style-name="P18" text:outline-level="2">RESPONSE</text:h>
      <text:p text:style-name="P6">Dear reviewer, thank you for <text:s/>your comments.</text:p>
      <text:p text:style-name="P1"/>
      <text:p text:style-name="P2"/>
      <text:h text:style-name="P17" text:outline-level="1" text:is-list-header="true">REVIEWER 2</text:h>
      <text:h text:style-name="P19" text:outline-level="2">1. COMMENT</text:h>
      <text:p text:style-name="P7">You should provide a review of references in range 2020-2022.</text:p>
      <text:h text:style-name="P19" text:outline-level="2">RESPONSE </text:h>
      <text:p text:style-name="P38">We have updated the references by adding more recent ones.</text:p>
      <text:h text:style-name="P19" text:outline-level="2">2. COMMENT</text:h>
      <text:p text:style-name="P4">Algorithm 1 should be after the title of Section 2.</text:p>
      <text:h text:style-name="P20" text:outline-level="2">RESPONSE </text:h>
      <text:p text:style-name="P14">Corrected.</text:p>
      <text:h text:style-name="P20" text:outline-level="2">3. COMMENT</text:h>
      <text:p text:style-name="P4">Algorithm 2 should be placed in Section2, not 3.</text:p>
      <text:h text:style-name="P21" text:outline-level="2">RESPONSE </text:h>
      <text:p text:style-name="P13">Corrected.</text:p>
      <text:h text:style-name="P21" text:outline-level="2">4. COMMENT</text:h>
      <text:p text:style-name="P4">Tables 2-4 should be placed in the Section 3.</text:p>
      <text:h text:style-name="P22" text:outline-level="2">RESPONSE </text:h>
      <text:p text:style-name="P9"><text:span text:style-name="T2">The tables appear in Section 3 in the revised version of the manuscript. Although, </text:span><text:span text:style-name="T3">t</text:span>he placement of figures and tables is arranged by the LaTeX typesetting system and of course they will be appeared in different places in the final version of the article.</text:p>
      <text:h text:style-name="P22" text:outline-level="2">5. COMMENT</text:h>
      <text:p text:style-name="P4">Sectio<text:span text:style-name="T1">n</text:span> 2.3 title Rbf should be RBF.</text:p>
      <text:h text:style-name="P23" text:outline-level="2">RESPONSE </text:h>
      <text:p text:style-name="P12">Corrected.</text:p>
      <text:h text:style-name="P23" text:outline-level="2"><text:soft-page-break/>6. COMMENT</text:h>
      <text:p text:style-name="P8">The Introduction should be reorganized. The aim and the novelty of the paper should be more emphasized before paragraph "This paper is organized as…"</text:p>
      <text:h text:style-name="P24" text:outline-level="2">RESPONSE</text:h>
      <text:p text:style-name="P10"/>
      <text:p text:style-name="P11"/>
      <text:h text:style-name="P17" text:outline-level="1"><text:s/></text:h>
      <text:h text:style-name="P16" text:outline-level="1">REVIEWER 3</text:h>
      <text:h text:style-name="P25" text:outline-level="2">1. COMMENT</text:h>
      <text:p text:style-name="P5">Proper nouns that appear for the first time must be written in full name.</text:p>
      <text:h text:style-name="P25" text:outline-level="2">RESPONSE </text:h>
      <text:p text:style-name="P39">Corrected.</text:p>
      <text:h text:style-name="P25" text:outline-level="2">2. COMMENT</text:h>
      <text:p text:style-name="P4">The Algorithm 1 appears in introduction section is not suitable.</text:p>
      <text:h text:style-name="P25" text:outline-level="2">RESPONSE </text:h>
      <text:p text:style-name="P15">Corrected.</text:p>
      <text:h text:style-name="P25" text:outline-level="2">3. COMMENT</text:h>
      <text:p text:style-name="P8">The introduction should indicate the research gaps and research goals. What is the main question addressed by the research?</text:p>
      <text:h text:style-name="P26" text:outline-level="2">RESPONSE </text:h>
      <text:h text:style-name="P26" text:outline-level="2">4. COMMENT</text:h>
      <text:p text:style-name="P4">What does it add to the subject area compared with other published material?</text:p>
      <text:h text:style-name="P27" text:outline-level="2">RESPONSE </text:h>
      <text:h text:style-name="P27" text:outline-level="2">5. COMMENT</text:h>
      <text:p text:style-name="P8">In the Methodology section, the authors should use a flowchart to describe the proceeding flowchart. You can use a standard flowchart to illustrate the process.</text:p>
      <text:h text:style-name="P28" text:outline-level="2">RESPONSE </text:h>
      <text:p text:style-name="P37">A flochart that illustrates the overall method have been added in subsection 2.3</text:p>
      <text:h text:style-name="P28" text:outline-level="2"><text:soft-page-break/>6. COMMENT</text:h>
      <text:p text:style-name="P4">The implementation environment is not clear.</text:p>
      <text:h text:style-name="P29" text:outline-level="2">RESPONSE </text:h>
      <text:p text:style-name="P36">We have added the following phrase in subsection 3.2</text:p>
      <text:p text:style-name="P35"><text:span text:style-name="T5">“</text:span>The used software was implemented using the OPTIMUS global optimization environment freely available from https://github.com/itsoulos/OPTIMUS. All the experiments were conducted on an AMD Ryzen 5950X equipped with 128GB of RAM. The operating system used was Debian Linux and all the programs are compiled using the GNU C++ compiler.<text:span text:style-name="T5">”</text:span></text:p>
      <text:h text:style-name="P30" text:outline-level="2"><text:span text:style-name="T4">7</text:span>. COMMENT</text:h>
      <text:p text:style-name="P4">The references are too old.</text:p>
      <text:h text:style-name="P31" text:outline-level="2">RESPONSE</text:h>
      <text:p text:style-name="P34">We have updated the references by adding more recent o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0:04:11.828604476</meta:creation-date>
    <dc:date>2022-11-24T14:55:18.516557649</dc:date>
    <meta:editing-duration>PT3H38M6S</meta:editing-duration>
    <meta:editing-cycles>48</meta:editing-cycles>
    <meta:generator>LibreOffice/7.4.2.3$Linux_X86_64 LibreOffice_project/40$Build-3</meta:generator>
    <meta:document-statistic meta:table-count="0" meta:image-count="0" meta:object-count="0" meta:page-count="5" meta:paragraph-count="59" meta:word-count="369" meta:character-count="2282" meta:non-whitespace-character-count="1957"/>
  </office:meta>
</office:document-meta>
</file>